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840000001ED268B75A3A9182EE.png" manifest:media-type="image/png"/>
  <manifest:file-entry manifest:full-path="Pictures/1000000000000075000000C32669BA66D038955B.png" manifest:media-type="image/png"/>
  <manifest:file-entry manifest:full-path="Pictures/10000000000003840000001C1682B7F12E3BFBF1.png" manifest:media-type="image/png"/>
  <manifest:file-entry manifest:full-path="Pictures/10000201000003840000001D07DE20C1A90D3509.png" manifest:media-type="image/png"/>
  <manifest:file-entry manifest:full-path="Pictures/10000000000002BC000000EBD44EC2C8E895A706.png" manifest:media-type="image/png"/>
  <manifest:file-entry manifest:full-path="Pictures/10000000000002CF000000EA9123A93BBFD74AD6.png" manifest:media-type="image/png"/>
  <manifest:file-entry manifest:full-path="Pictures/100002010000034E0000001C046E40B41840512B.png" manifest:media-type="image/png"/>
  <manifest:file-entry manifest:full-path="Pictures/100000000000013200000045D5042041060F0BC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5.973cm" fo:min-width="19.94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6.416cm" fo:min-width="19.94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8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4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37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8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38cm"/>
    </style:style>
    <style:style style:name="gr15" style:family="graphic" style:parent-style-name="objectwithoutfill">
      <style:graphic-properties draw:marker-end="Symmetric_20_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9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13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07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5.973cm" fo:min-width="20.328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7.624cm" fo:min-width="20.29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8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3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2.30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0.97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5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2.792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1.9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1.56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8pt" style:font-weight-asian="normal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8pt" style:font-weight-asian="normal" style:font-size-complex="18pt"/>
    </style:style>
    <style:style style:name="P6" style:family="paragraph">
      <loext:graphic-properties draw:fill="none"/>
      <style:paragraph-properties fo:text-align="end"/>
    </style:style>
    <style:style style:name="P7" style:family="paragraph">
      <style:paragraph-properties fo:text-align="center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0pt" style:font-size-asian="18pt" style:font-weight-asian="normal" style:font-size-complex="1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0pt" style:font-size-asian="18pt" style:font-weight-asian="normal" style:font-size-complex="18pt"/>
    </style:style>
    <style:style style:name="T1" style:family="text">
      <style:text-properties fo:font-size="10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47cm" svg:height="6.223cm" svg:x="0.619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447cm" svg:height="6.666cm" svg:x="0.619cm" svg:y="13.846cm">
          <draw:glue-point draw:id="4" svg:x="-4.286cm" svg:y="-0.265cm"/>
          <draw:glue-point draw:id="5" svg:x="-1.823cm" svg:y="-0.265cm"/>
          <draw:glue-point draw:id="6" svg:x="-1.175cm" svg:y="-0.265cm"/>
          <draw:glue-point draw:id="7" svg:x="-0.461cm" svg:y="0.687cm"/>
          <draw:glue-point draw:id="8" svg:x="0.121cm" svg:y="-0.265cm"/>
          <draw:glue-point draw:id="9" svg:x="0.704cm" svg:y="0.687cm"/>
          <draw:glue-point draw:id="10" svg:x="1.418cm" svg:y="0.687cm"/>
          <draw:glue-point draw:id="11" svg:x="4.529cm" svg:y="0.687cm"/>
          <text:p/>
          <draw:enhanced-geometry svg:viewBox="0 0 21600 21600" draw:type="rectangle" draw:enhanced-path="M 0 0 L 21600 0 21600 21600 0 21600 0 0 Z N"/>
        </draw:custom-shape>
        <draw:frame draw:style-name="gr3" draw:text-style-name="P2" xml:id="id13" draw:id="id13" draw:layer="layout" svg:width="19.589cm" svg:height="0.63cm" svg:x="1.001cm" svg:y="17.018cm">
          <draw:image xlink:href="Pictures/10000201000003840000001D07DE20C1A90D3509.png" xlink:type="simple" xlink:show="embed" xlink:actuate="onLoad">
            <text:p/>
          </draw:image>
          <draw:glue-point draw:id="4" svg:x="-4.416cm" svg:y="-5cm"/>
          <draw:glue-point draw:id="5" svg:x="-4.287cm" svg:y="-5cm"/>
          <draw:glue-point draw:id="6" svg:x="-1.938cm" svg:y="-5cm"/>
          <draw:glue-point draw:id="7" svg:x="-1.685cm" svg:y="-5cm"/>
          <draw:glue-point draw:id="8" svg:x="-1.302cm" svg:y="-5cm"/>
          <draw:glue-point draw:id="9" svg:x="-1.05cm" svg:y="-5cm"/>
          <draw:glue-point draw:id="10" svg:x="-0.665cm" svg:y="-5cm"/>
          <draw:glue-point draw:id="11" svg:x="-0.326cm" svg:y="-5cm"/>
          <draw:glue-point draw:id="12" svg:x="0.055cm" svg:y="-5cm"/>
          <draw:glue-point draw:id="13" svg:x="0.7cm" svg:y="-5cm"/>
          <draw:glue-point draw:id="14" svg:x="1.482cm" svg:y="-3.158cm"/>
          <draw:glue-point draw:id="15" svg:x="1.547cm" svg:y="4.968cm"/>
          <draw:glue-point draw:id="16" svg:x="-0.656cm" svg:y="4.714cm"/>
          <draw:glue-point draw:id="17" svg:x="-0.332cm" svg:y="4.476cm"/>
          <draw:glue-point draw:id="18" svg:x="4.594cm" svg:y="4.761cm"/>
          <draw:glue-point draw:id="19" svg:x="4.854cm" svg:y="4.761cm"/>
          <draw:glue-point draw:id="20" svg:x="0.703cm" svg:y="4.825cm"/>
        </draw:frame>
        <draw:frame draw:style-name="gr3" draw:text-style-name="P2" xml:id="id2" draw:id="id2" draw:layer="layout" svg:width="19.589cm" svg:height="0.607cm" svg:x="1.032cm" svg:y="10.291cm">
          <draw:image xlink:href="Pictures/10000000000003840000001C1682B7F12E3BFBF1.png" xlink:type="simple" xlink:show="embed" xlink:actuate="onLoad">
            <text:p/>
          </draw:image>
          <draw:glue-point draw:id="4" svg:x="-4.812cm" svg:y="-4.991cm"/>
          <draw:glue-point draw:id="5" svg:x="-4.488cm" svg:y="-4.991cm"/>
          <draw:glue-point draw:id="6" svg:x="-4.173cm" svg:y="4.728cm"/>
          <draw:glue-point draw:id="7" svg:x="-3.918cm" svg:y="4.695cm"/>
          <draw:glue-point draw:id="8" svg:x="-3.516cm" svg:y="-4.991cm"/>
          <draw:glue-point draw:id="9" svg:x="-3.074cm" svg:y="-4.991cm"/>
          <draw:glue-point draw:id="10" svg:x="-1.656cm" svg:y="-4.991cm"/>
          <draw:glue-point draw:id="11" svg:x="-1.255cm" svg:y="-4.991cm"/>
          <draw:glue-point draw:id="12" svg:x="-0.224cm" svg:y="-4.991cm"/>
          <draw:glue-point draw:id="13" svg:x="0.494cm" svg:y="-4.991cm"/>
          <draw:glue-point draw:id="14" svg:x="3.412cm" svg:y="-4.991cm"/>
          <draw:glue-point draw:id="15" svg:x="3.857cm" svg:y="-4.827cm"/>
          <draw:glue-point draw:id="16" svg:x="-2.552cm" svg:y="4.514cm"/>
          <draw:glue-point draw:id="17" svg:x="-2.095cm" svg:y="4.695cm"/>
          <draw:glue-point draw:id="18" svg:x="-0.801cm" svg:y="4.695cm"/>
          <draw:glue-point draw:id="19" svg:x="-0.542cm" svg:y="4.514cm"/>
          <draw:glue-point draw:id="20" svg:x="1.661cm" svg:y="4.695cm"/>
          <draw:glue-point draw:id="21" svg:x="2.374cm" svg:y="4.942cm"/>
        </draw:frame>
        <draw:frame draw:style-name="gr3" draw:text-style-name="P2" draw:layer="layout" svg:width="19.02cm" svg:height="6.189cm" svg:x="1.351cm" svg:y="20.7cm">
          <draw:image xlink:href="Pictures/10000000000002CF000000EA9123A93BBFD74AD6.png" xlink:type="simple" xlink:show="embed" xlink:actuate="onLoad">
            <text:p/>
          </draw:image>
        </draw:frame>
        <draw:frame draw:style-name="gr4" draw:text-style-name="P2" draw:layer="layout" svg:width="18.517cm" svg:height="6.215cm" svg:x="1.202cm" svg:y="0.787cm">
          <draw:image xlink:href="Pictures/10000000000002BC000000EBD44EC2C8E895A706.png" xlink:type="simple" xlink:show="embed" xlink:actuate="onLoad">
            <text:p text:style-name="P3">j</text:p>
          </draw:image>
        </draw:frame>
        <draw:frame draw:style-name="gr5" draw:text-style-name="P4" xml:id="id1" draw:id="id1" draw:layer="layout" svg:width="1.34cm" svg:height="0.645cm" svg:x="0.952cm" svg:y="8.285cm">
          <draw:text-box>
            <text:p><text:span text:style-name="T1">Undo</text:span></text:p>
          </draw:text-box>
        </draw:frame>
        <draw:frame draw:style-name="gr5" draw:text-style-name="P4" draw:layer="layout" svg:width="1.34cm" svg:height="0.645cm" svg:x="2.052cm" svg:y="8.286cm">
          <draw:text-box>
            <text:p><text:span text:style-name="T1">Redo</text:span></text:p>
          </draw:text-box>
        </draw:frame>
        <draw:frame draw:style-name="gr6" draw:text-style-name="P4" xml:id="id5" draw:id="id5" draw:layer="layout" svg:width="2.081cm" svg:height="0.645cm" svg:x="3.352cm" svg:y="8.286cm">
          <draw:text-box>
            <text:p><text:span text:style-name="T1">Grid Snap</text:span></text:p>
          </draw:text-box>
        </draw:frame>
        <draw:frame draw:style-name="gr7" draw:text-style-name="P5" xml:id="id3" draw:id="id3" draw:layer="layout" svg:width="1.941cm" svg:height="1.039cm" svg:x="1.352cm" svg:y="11.886cm">
          <draw:text-box>
            <text:p text:style-name="P3"><text:span text:style-name="T1">Quantize</text:span></text:p>
            <text:p text:style-name="P3"><text:span text:style-name="T1">Selection</text:span></text:p>
          </draw:text-box>
        </draw:frame>
        <draw:frame draw:style-name="gr8" draw:text-style-name="P4" xml:id="id4" draw:id="id4" draw:layer="layout" svg:width="1.323cm" svg:height="0.645cm" svg:x="3.252cm" svg:y="11.886cm">
          <draw:text-box>
            <text:p><text:span text:style-name="T1">Tools</text:span></text:p>
          </draw:text-box>
        </draw:frame>
        <draw:frame draw:style-name="gr9" draw:text-style-name="P4" xml:id="id6" draw:id="id6" draw:layer="layout" svg:width="2.411cm" svg:height="0.645cm" svg:x="5.052cm" svg:y="11.922cm">
          <draw:text-box>
            <text:p><text:span text:style-name="T1">Note Length</text:span></text:p>
          </draw:text-box>
        </draw:frame>
        <draw:frame draw:style-name="gr10" draw:text-style-name="P5" xml:id="id7" draw:id="id7" draw:layer="layout" svg:width="2.873cm" svg:height="1.039cm" svg:x="6.617cm" svg:y="7.933cm">
          <draw:text-box>
            <text:p text:style-name="P3"><text:span text:style-name="T1">Zoom</text:span></text:p>
            <text:p text:style-name="P3"><text:span text:style-name="T1">(pixels-to-ticks)</text:span></text:p>
          </draw:text-box>
        </draw:frame>
        <draw:frame draw:style-name="gr11" draw:text-style-name="P5" xml:id="id10" draw:id="id10" draw:layer="layout" svg:width="2.081cm" svg:height="1.039cm" svg:x="8.452cm" svg:y="11.986cm">
          <draw:text-box>
            <text:p text:style-name="P3"><text:span text:style-name="T1">Key of</text:span></text:p>
            <text:p text:style-name="P3"><text:span text:style-name="T1">Sequence</text:span></text:p>
          </draw:text-box>
        </draw:frame>
        <draw:frame draw:style-name="gr12" draw:text-style-name="P5" xml:id="id8" draw:id="id8" draw:layer="layout" svg:width="1.692cm" svg:height="1.039cm" svg:x="10.217cm" svg:y="7.933cm">
          <draw:text-box>
            <text:p text:style-name="P3"><text:span text:style-name="T1">Musical</text:span></text:p>
            <text:p text:style-name="P3"><text:span text:style-name="T1">Scale</text:span></text:p>
          </draw:text-box>
        </draw:frame>
        <draw:frame draw:style-name="gr13" draw:text-style-name="P5" xml:id="id11" draw:id="id11" draw:layer="layout" svg:width="2.377cm" svg:height="1.039cm" svg:x="13.552cm" svg:y="11.986cm">
          <draw:text-box>
            <text:p text:style-name="P3"><text:span text:style-name="T1">Background</text:span></text:p>
            <text:p text:style-name="P3"><text:span text:style-name="T1">Sequence</text:span></text:p>
          </draw:text-box>
        </draw:frame>
        <draw:frame draw:style-name="gr14" draw:text-style-name="P5" xml:id="id9" draw:id="id9" draw:layer="layout" svg:width="2.238cm" svg:height="1.039cm" svg:x="16.817cm" svg:y="7.933cm">
          <draw:text-box>
            <text:p text:style-name="P3"><text:span text:style-name="T1">Chord</text:span></text:p>
            <text:p text:style-name="P3"><text:span text:style-name="T1">Generation</text:span></text:p>
          </draw:text-box>
        </draw:frame>
        <draw:connector draw:style-name="gr15" draw:text-style-name="P6" draw:layer="layout" svg:x1="1.622cm" svg:y1="8.93cm" svg:x2="1.4cm" svg:y2="10.292cm" draw:start-shape="id1" draw:start-glue-point="2" draw:end-shape="id2" draw:end-glue-point="4" svg:d="M1622 8930v681h-222v681" svg:viewBox="0 0 223 1363">
          <text:p/>
        </draw:connector>
        <draw:connector draw:style-name="gr15" draw:text-style-name="P6" draw:layer="layout" svg:x1="2.697cm" svg:y1="9.013cm" svg:x2="2.035cm" svg:y2="10.292cm" draw:end-shape="id2" draw:end-glue-point="5" svg:d="M2697 9013v389h-662v890" svg:viewBox="0 0 663 1280">
          <text:p/>
        </draw:connector>
        <draw:connector draw:style-name="gr15" draw:text-style-name="P6" draw:layer="layout" svg:x1="2.322cm" svg:y1="11.886cm" svg:x2="2.652cm" svg:y2="10.88cm" draw:start-shape="id3" draw:start-glue-point="0" draw:end-shape="id2" draw:end-glue-point="6" svg:d="M2322 11886v-494h330v-512" svg:viewBox="0 0 331 1007">
          <text:p/>
        </draw:connector>
        <draw:connector draw:style-name="gr15" draw:text-style-name="P6" draw:layer="layout" svg:x1="3.913cm" svg:y1="11.886cm" svg:x2="3.152cm" svg:y2="10.878cm" draw:start-shape="id4" draw:start-glue-point="0" draw:end-shape="id2" draw:end-glue-point="7" svg:d="M3913 11886v-494h-761v-514" svg:viewBox="0 0 762 1009">
          <text:p/>
        </draw:connector>
        <draw:connector draw:style-name="gr15" draw:text-style-name="P6" draw:layer="layout" svg:x1="4.392cm" svg:y1="8.931cm" svg:x2="3.939cm" svg:y2="10.292cm" draw:start-shape="id5" draw:start-glue-point="2" draw:end-shape="id2" draw:end-glue-point="8" svg:d="M4392 8931v680h-453v681" svg:viewBox="0 0 454 1362">
          <text:p/>
        </draw:connector>
        <draw:connector draw:style-name="gr15" draw:text-style-name="P6" draw:layer="layout" svg:x1="4.392cm" svg:y1="8.931cm" svg:x2="4.805cm" svg:y2="10.292cm" draw:start-shape="id5" draw:start-glue-point="2" draw:end-shape="id2" draw:end-glue-point="9" svg:d="M4392 8931v680h413v681" svg:viewBox="0 0 414 1362">
          <text:p/>
        </draw:connector>
        <draw:connector draw:style-name="gr15" draw:text-style-name="P6" draw:layer="layout" svg:x1="6.257cm" svg:y1="11.922cm" svg:x2="5.827cm" svg:y2="10.867cm" draw:start-shape="id6" draw:start-glue-point="0" draw:end-shape="id2" draw:end-glue-point="16" svg:d="M6257 11922v-512h-430v-543" svg:viewBox="0 0 431 1056">
          <text:p/>
        </draw:connector>
        <draw:connector draw:style-name="gr15" draw:text-style-name="P6" draw:layer="layout" svg:x1="6.257cm" svg:y1="11.922cm" svg:x2="6.723cm" svg:y2="10.878cm" draw:start-shape="id6" draw:start-glue-point="0" draw:end-shape="id2" draw:end-glue-point="17" svg:d="M6257 11922v-512h466v-532" svg:viewBox="0 0 467 1045">
          <text:p/>
        </draw:connector>
        <draw:connector draw:style-name="gr15" draw:text-style-name="P6" draw:layer="layout" svg:x1="8.053cm" svg:y1="8.972cm" svg:x2="7.583cm" svg:y2="10.292cm" draw:start-shape="id7" draw:start-glue-point="2" draw:end-shape="id2" draw:end-glue-point="10" svg:d="M8053 8972v660h-470v660" svg:viewBox="0 0 471 1321">
          <text:p/>
        </draw:connector>
        <draw:connector draw:style-name="gr15" draw:text-style-name="P6" draw:layer="layout" svg:x1="8.053cm" svg:y1="8.972cm" svg:x2="8.368cm" svg:y2="10.292cm" draw:start-shape="id7" draw:start-glue-point="2" draw:end-shape="id2" draw:end-glue-point="11" svg:d="M8053 8972v660h315v660" svg:viewBox="0 0 316 1321">
          <text:p/>
        </draw:connector>
        <draw:connector draw:style-name="gr15" draw:text-style-name="P6" draw:layer="layout" svg:x1="11.063cm" svg:y1="8.972cm" svg:x2="10.388cm" svg:y2="10.292cm" draw:start-shape="id8" draw:start-glue-point="2" draw:end-shape="id2" draw:end-glue-point="12" svg:d="M11063 8972v660h-675v660" svg:viewBox="0 0 676 1321">
          <text:p/>
        </draw:connector>
        <draw:connector draw:style-name="gr15" draw:text-style-name="P6" draw:layer="layout" svg:x1="11.063cm" svg:y1="8.972cm" svg:x2="11.793cm" svg:y2="10.292cm" draw:start-shape="id8" draw:start-glue-point="2" draw:end-shape="id2" draw:end-glue-point="13" svg:d="M11063 8972v660h730v660" svg:viewBox="0 0 731 1321">
          <text:p/>
        </draw:connector>
        <draw:connector draw:style-name="gr15" draw:text-style-name="P6" draw:layer="layout" svg:x1="17.936cm" svg:y1="8.972cm" svg:x2="17.509cm" svg:y2="10.292cm" draw:start-shape="id9" draw:start-glue-point="2" draw:end-shape="id2" draw:end-glue-point="14" svg:d="M17936 8972v660h-427v660" svg:viewBox="0 0 428 1321">
          <text:p/>
        </draw:connector>
        <draw:connector draw:style-name="gr15" draw:text-style-name="P6" draw:layer="layout" svg:x1="17.936cm" svg:y1="8.972cm" svg:x2="18.381cm" svg:y2="10.302cm" draw:start-shape="id9" draw:start-glue-point="2" draw:end-shape="id2" draw:end-glue-point="15" svg:d="M17936 8972v660h445v670" svg:viewBox="0 0 446 1331">
          <text:p/>
        </draw:connector>
        <draw:connector draw:style-name="gr15" draw:text-style-name="P6" draw:layer="layout" svg:x1="9.492cm" svg:y1="11.986cm" svg:x2="9.257cm" svg:y2="10.878cm" draw:start-shape="id10" draw:start-glue-point="0" draw:end-shape="id2" draw:end-glue-point="18" svg:d="M9492 11986v-544h-235v-564" svg:viewBox="0 0 236 1109">
          <text:p/>
        </draw:connector>
        <draw:connector draw:style-name="gr15" draw:text-style-name="P6" draw:layer="layout" svg:x1="9.492cm" svg:y1="11.986cm" svg:x2="9.765cm" svg:y2="10.867cm" draw:start-shape="id10" draw:start-glue-point="0" draw:end-shape="id2" draw:end-glue-point="19" svg:d="M9492 11986v-544h273v-575" svg:viewBox="0 0 274 1120">
          <text:p/>
        </draw:connector>
        <draw:connector draw:style-name="gr15" draw:text-style-name="P6" draw:layer="layout" svg:x1="14.74cm" svg:y1="11.986cm" svg:x2="14.079cm" svg:y2="10.878cm" draw:start-shape="id11" draw:start-glue-point="0" draw:end-shape="id2" draw:end-glue-point="20" svg:d="M14740 11986v-544h-661v-564" svg:viewBox="0 0 662 1109">
          <text:p/>
        </draw:connector>
        <draw:connector draw:style-name="gr15" draw:text-style-name="P6" draw:layer="layout" svg:x1="14.74cm" svg:y1="11.986cm" svg:x2="15.476cm" svg:y2="10.893cm" draw:start-shape="id11" draw:start-glue-point="0" draw:end-shape="id2" draw:end-glue-point="21" svg:d="M14740 11986v-544h736v-549" svg:viewBox="0 0 737 1094">
          <text:p/>
        </draw:connector>
        <draw:frame draw:style-name="gr16" draw:text-style-name="P4" xml:id="id12" draw:id="id12" draw:layer="layout" svg:width="1.632cm" svg:height="0.645cm" svg:x="1.752cm" svg:y="14.886cm">
          <draw:text-box>
            <text:p><text:span text:style-name="T1">Pattern</text:span></text:p>
          </draw:text-box>
        </draw:frame>
        <draw:frame draw:style-name="gr12" draw:text-style-name="P5" xml:id="id14" draw:id="id14" draw:layer="layout" svg:width="1.692cm" svg:height="1.039cm" svg:x="5.752cm" svg:y="14.587cm">
          <draw:text-box>
            <text:p text:style-name="P3"><text:span text:style-name="T1">Beats</text:span></text:p>
            <text:p text:style-name="P3"><text:span text:style-name="T1">Per Bar</text:span></text:p>
          </draw:text-box>
        </draw:frame>
        <draw:frame draw:style-name="gr17" draw:text-style-name="P5" xml:id="id15" draw:id="id15" draw:layer="layout" svg:width="2.449cm" svg:height="1.039cm" svg:x="7.252cm" svg:y="14.587cm">
          <draw:text-box>
            <text:p text:style-name="P3"><text:span text:style-name="T1">Beat Unit</text:span></text:p>
            <text:p text:style-name="P3"><text:span text:style-name="T1">(Beat Width)</text:span></text:p>
          </draw:text-box>
        </draw:frame>
        <draw:frame draw:style-name="gr18" draw:text-style-name="P5" xml:id="id17" draw:id="id17" draw:layer="layout" svg:width="1.632cm" svg:height="1.433cm" svg:x="9.052cm" svg:y="18.987cm">
          <draw:text-box>
            <text:p text:style-name="P3"><text:span text:style-name="T1">Pattern</text:span></text:p>
            <text:p text:style-name="P3"><text:span text:style-name="T1">Length</text:span></text:p>
            <text:p text:style-name="P3"><text:span text:style-name="T1">(bars)</text:span></text:p>
          </draw:text-box>
        </draw:frame>
        <draw:frame draw:style-name="gr19" draw:text-style-name="P4" xml:id="id16" draw:id="id16" draw:layer="layout" svg:width="2.619cm" svg:height="0.645cm" svg:x="9.952cm" svg:y="14.887cm">
          <draw:text-box>
            <text:p><text:span text:style-name="T1">Transposable</text:span></text:p>
          </draw:text-box>
        </draw:frame>
        <draw:frame draw:style-name="gr20" draw:text-style-name="P5" xml:id="id18" draw:id="id18" draw:layer="layout" svg:width="1.907cm" svg:height="1.039cm" svg:x="12.052cm" svg:y="18.987cm">
          <draw:text-box>
            <text:p text:style-name="P3"><text:span text:style-name="T1">MIDI Out</text:span></text:p>
            <text:p text:style-name="P3"><text:span text:style-name="T1">Device</text:span></text:p>
          </draw:text-box>
        </draw:frame>
        <draw:frame draw:style-name="gr20" draw:text-style-name="P5" xml:id="id19" draw:id="id19" draw:layer="layout" svg:width="1.907cm" svg:height="1.039cm" svg:x="18.252cm" svg:y="18.987cm">
          <draw:text-box>
            <text:p text:style-name="P3"><text:span text:style-name="T1">MIDI Out</text:span></text:p>
            <text:p text:style-name="P3"><text:span text:style-name="T1">Port</text:span></text:p>
          </draw:text-box>
        </draw:frame>
        <draw:connector draw:style-name="gr15" draw:text-style-name="P6" draw:layer="layout" draw:line-skew="-0.035cm" svg:x1="2.568cm" svg:y1="15.531cm" svg:x2="2.145cm" svg:y2="17.018cm" draw:start-shape="id12" draw:start-glue-point="2" draw:end-shape="id13" draw:end-glue-point="4" svg:d="M2568 15531v709h-423v778" svg:viewBox="0 0 424 1488">
          <text:p/>
        </draw:connector>
        <draw:connector draw:style-name="gr15" draw:text-style-name="P6" draw:layer="layout" draw:line-skew="-0.082cm" svg:x1="6.598cm" svg:y1="15.626cm" svg:x2="6.999cm" svg:y2="17.018cm" draw:start-shape="id14" draw:start-glue-point="2" draw:end-shape="id13" draw:end-glue-point="6" svg:d="M6598 15626v614h401v778" svg:viewBox="0 0 402 1393">
          <text:p/>
        </draw:connector>
        <draw:connector draw:style-name="gr15" draw:text-style-name="P6" draw:layer="layout" draw:line-skew="-0.082cm" svg:x1="6.598cm" svg:y1="15.626cm" svg:x2="7.495cm" svg:y2="17.018cm" draw:start-shape="id14" draw:start-glue-point="2" draw:end-shape="id13" draw:end-glue-point="7" svg:d="M6598 15626v614h897v778" svg:viewBox="0 0 898 1393">
          <text:p/>
        </draw:connector>
        <draw:connector draw:style-name="gr15" draw:text-style-name="P6" draw:layer="layout" draw:line-skew="-0.082cm" svg:x1="8.476cm" svg:y1="15.626cm" svg:x2="8.245cm" svg:y2="17.018cm" draw:start-shape="id15" draw:start-glue-point="2" draw:end-shape="id13" draw:end-glue-point="8" svg:d="M8476 15626v614h-231v778" svg:viewBox="0 0 232 1393">
          <text:p/>
        </draw:connector>
        <draw:connector draw:style-name="gr15" draw:text-style-name="P6" draw:layer="layout" draw:line-skew="-0.082cm" svg:x1="8.476cm" svg:y1="15.626cm" svg:x2="8.739cm" svg:y2="17.018cm" draw:start-shape="id15" draw:start-glue-point="2" draw:end-shape="id13" draw:end-glue-point="9" svg:d="M8476 15626v614h263v778" svg:viewBox="0 0 264 1393">
          <text:p/>
        </draw:connector>
        <draw:connector draw:style-name="gr15" draw:text-style-name="P6" draw:layer="layout" svg:x1="11.261cm" svg:y1="15.532cm" svg:x2="10.902cm" svg:y2="17.018cm" draw:start-shape="id16" draw:start-glue-point="2" draw:end-shape="id13" draw:end-glue-point="12" svg:d="M11261 15532v743h-359v743" svg:viewBox="0 0 360 1487">
          <text:p/>
        </draw:connector>
        <draw:connector draw:style-name="gr15" draw:text-style-name="P6" draw:layer="layout" svg:x1="9.868cm" svg:y1="18.987cm" svg:x2="9.51cm" svg:y2="17.629cm" draw:start-shape="id17" draw:start-glue-point="0" draw:end-shape="id13" draw:end-glue-point="16" svg:d="M9868 18987v-669h-358v-689" svg:viewBox="0 0 359 1359">
          <text:p/>
        </draw:connector>
        <draw:connector draw:style-name="gr15" draw:text-style-name="P6" draw:layer="layout" svg:x1="9.868cm" svg:y1="18.987cm" svg:x2="10.145cm" svg:y2="17.614cm" draw:start-shape="id17" draw:start-glue-point="0" draw:end-shape="id13" draw:end-glue-point="17" svg:d="M9868 18987v-669h277v-704" svg:viewBox="0 0 278 1374">
          <text:p/>
        </draw:connector>
        <draw:connector draw:style-name="gr15" draw:text-style-name="P6" draw:layer="layout" svg:x1="13.005cm" svg:y1="18.987cm" svg:x2="12.172cm" svg:y2="17.636cm" draw:start-shape="id18" draw:start-glue-point="0" draw:end-shape="id13" draw:end-glue-point="20" svg:d="M13005 18987v-669h-833v-682" svg:viewBox="0 0 834 1352">
          <text:p/>
        </draw:connector>
        <draw:connector draw:style-name="gr15" draw:text-style-name="P6" draw:layer="layout" svg:x1="13.005cm" svg:y1="18.987cm" svg:x2="13.825cm" svg:y2="17.645cm" draw:start-shape="id18" draw:start-glue-point="0" draw:end-shape="id13" draw:end-glue-point="15" svg:d="M13005 18987v-669h820v-673" svg:viewBox="0 0 821 1343">
          <text:p/>
        </draw:connector>
        <draw:connector draw:style-name="gr15" draw:text-style-name="P6" draw:layer="layout" svg:x1="19.205cm" svg:y1="18.987cm" svg:x2="19.794cm" svg:y2="17.632cm" draw:start-shape="id19" draw:start-glue-point="0" draw:end-shape="id13" draw:end-glue-point="18" svg:d="M19205 18987v-669h589v-686" svg:viewBox="0 0 590 1356">
          <text:p/>
        </draw:connector>
        <draw:connector draw:style-name="gr15" draw:text-style-name="P6" draw:layer="layout" svg:x1="19.205cm" svg:y1="18.987cm" svg:x2="20.303cm" svg:y2="17.632cm" draw:start-shape="id19" draw:start-glue-point="0" draw:end-shape="id13" draw:end-glue-point="19" svg:d="M19205 18987v-669h1098v-686" svg:viewBox="0 0 1099 1356">
          <text:p/>
        </draw:connector>
      </draw:page>
      <draw:page draw:name="page2" draw:style-name="dp1" draw:master-page-name="Default">
        <draw:custom-shape draw:style-name="gr21" draw:text-style-name="P1" draw:layer="layout" svg:width="20.828cm" svg:height="6.223cm" svg:x="0.365cm" svg:y="9.25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0.793cm" svg:height="7.874cm" svg:x="0.4cm" svg:y="0.365cm">
          <text:p/>
          <draw:enhanced-geometry svg:viewBox="0 0 21600 21600" draw:type="rectangle" draw:enhanced-path="M 0 0 L 21600 0 21600 21600 0 21600 0 0 Z N"/>
        </draw:custom-shape>
        <draw:frame draw:style-name="gr3" draw:text-style-name="P2" xml:id="id36" draw:id="id36" draw:layer="layout" svg:width="19.589cm" svg:height="0.646cm" svg:x="1cm" svg:y="2.932cm">
          <draw:image xlink:href="Pictures/100002010000034E0000001C046E40B41840512B.png" xlink:type="simple" xlink:show="embed" xlink:actuate="onLoad">
            <text:p/>
          </draw:image>
          <draw:glue-point draw:id="4" svg:x="2.071cm" svg:y="5.325cm"/>
        </draw:frame>
        <draw:frame draw:style-name="gr3" draw:text-style-name="P2" draw:layer="layout" svg:width="5.334cm" svg:height="1.149cm" svg:x="13.587cm" svg:y="6.198cm">
          <draw:image xlink:href="Pictures/100000000000013200000045D5042041060F0BC5.png" xlink:type="simple" xlink:show="embed" xlink:actuate="onLoad">
            <text:p/>
          </draw:image>
        </draw:frame>
        <draw:frame draw:style-name="gr3" draw:text-style-name="P2" draw:layer="layout" svg:width="1.881cm" svg:height="3.137cm" svg:x="19.104cm" svg:y="4.61cm">
          <draw:image xlink:href="Pictures/1000000000000075000000C32669BA66D038955B.png" xlink:type="simple" xlink:show="embed" xlink:actuate="onLoad">
            <text:p/>
          </draw:image>
        </draw:frame>
        <draw:frame draw:style-name="gr23" draw:text-style-name="P4" xml:id="id20" draw:id="id20" draw:layer="layout" svg:width="2.784cm" svg:height="0.645cm" svg:x="0.456cm" svg:y="0.819cm">
          <draw:text-box>
            <text:p><text:span text:style-name="T1">Event Selector</text:span></text:p>
          </draw:text-box>
        </draw:frame>
        <draw:connector draw:style-name="gr15" draw:text-style-name="P6" draw:layer="layout" draw:line-skew="-0.285cm" svg:x1="1.848cm" svg:y1="1.464cm" svg:x2="1.526cm" svg:y2="2.892cm" draw:start-shape="id20" draw:start-glue-point="2" svg:d="M1848 1464v679h-322v749" svg:viewBox="0 0 323 1429">
          <text:p/>
        </draw:connector>
        <draw:frame draw:style-name="gr24" draw:text-style-name="P4" xml:id="id21" draw:id="id21" draw:layer="layout" svg:width="2.936cm" svg:height="0.645cm" svg:x="3.356cm" svg:y="0.82cm">
          <draw:text-box>
            <text:p><text:span text:style-name="T1">Event Selection</text:span></text:p>
          </draw:text-box>
        </draw:frame>
        <draw:connector draw:style-name="gr15" draw:text-style-name="P6" draw:layer="layout" draw:line-skew="-0.286cm" svg:x1="4.824cm" svg:y1="1.465cm" svg:x2="4.552cm" svg:y2="2.892cm" draw:start-shape="id21" draw:start-glue-point="2" svg:d="M4824 1465v678h-272v749" svg:viewBox="0 0 273 1428">
          <text:p/>
        </draw:connector>
        <draw:frame draw:style-name="gr25" draw:text-style-name="P8" xml:id="id22" draw:id="id22" draw:layer="layout" svg:width="2.809cm" svg:height="1.229cm" svg:x="7.556cm" svg:y="0.521cm">
          <draw:text-box>
            <text:p text:style-name="P7"><text:span text:style-name="T1">Low-frequency</text:span></text:p>
            <text:p text:style-name="P7"><text:span text:style-name="T1">Oscillator</text:span></text:p>
            <text:p text:style-name="P7"><text:span text:style-name="T1">Selection</text:span></text:p>
          </draw:text-box>
        </draw:frame>
        <draw:connector draw:style-name="gr15" draw:text-style-name="P6" draw:layer="layout" draw:line-skew="-0.301cm" svg:x1="8.96cm" svg:y1="1.75cm" svg:x2="11.778cm" svg:y2="2.892cm" draw:start-shape="id22" draw:start-glue-point="2" svg:d="M8960 1750v520h2818v622" svg:viewBox="0 0 2819 1143">
          <text:p/>
        </draw:connector>
        <draw:frame draw:style-name="gr3" draw:text-style-name="P2" draw:layer="layout" svg:width="19.589cm" svg:height="0.651cm" svg:x="1.001cm" svg:y="11.668cm">
          <draw:image xlink:href="Pictures/10000201000003840000001ED268B75A3A9182EE.png" xlink:type="simple" xlink:show="embed" xlink:actuate="onLoad">
            <text:p/>
          </draw:image>
        </draw:frame>
        <draw:frame draw:style-name="gr5" draw:text-style-name="P4" xml:id="id23" draw:id="id23" draw:layer="layout" svg:width="1.34cm" svg:height="0.645cm" svg:x="0.953cm" svg:y="9.673cm">
          <draw:text-box>
            <text:p><text:span text:style-name="T1">Undo</text:span></text:p>
          </draw:text-box>
        </draw:frame>
        <draw:frame draw:style-name="gr5" draw:text-style-name="P4" xml:id="id24" draw:id="id24" draw:layer="layout" svg:width="1.34cm" svg:height="0.645cm" svg:x="1.953cm" svg:y="9.673cm">
          <draw:text-box>
            <text:p><text:span text:style-name="T1">Redo</text:span></text:p>
          </draw:text-box>
        </draw:frame>
        <draw:frame draw:style-name="gr26" draw:text-style-name="P4" xml:id="id27" draw:id="id27" draw:layer="layout" svg:width="1.478cm" svg:height="0.903cm" svg:x="4.756cm" svg:y="9.544cm">
          <draw:text-box>
            <text:p><text:span text:style-name="T1">Grid</text:span></text:p>
            <text:p><text:span text:style-name="T1">Snap</text:span></text:p>
          </draw:text-box>
        </draw:frame>
        <draw:frame draw:style-name="gr7" draw:text-style-name="P5" xml:id="id25" draw:id="id25" draw:layer="layout" svg:width="1.941cm" svg:height="1.039cm" svg:x="1.353cm" svg:y="13.336cm">
          <draw:text-box>
            <text:p text:style-name="P3"><text:span text:style-name="T1">Quantize</text:span></text:p>
            <text:p text:style-name="P3"><text:span text:style-name="T1">Selection</text:span></text:p>
          </draw:text-box>
        </draw:frame>
        <draw:frame draw:style-name="gr8" draw:text-style-name="P4" xml:id="id26" draw:id="id26" draw:layer="layout" svg:width="1.323cm" svg:height="0.645cm" svg:x="3.253cm" svg:y="13.533cm">
          <draw:text-box>
            <text:p><text:span text:style-name="T1">Tools</text:span></text:p>
          </draw:text-box>
        </draw:frame>
        <draw:frame draw:style-name="gr9" draw:text-style-name="P4" xml:id="id28" draw:id="id28" draw:layer="layout" svg:width="2.411cm" svg:height="0.645cm" svg:x="5.953cm" svg:y="13.533cm">
          <draw:text-box>
            <text:p><text:span text:style-name="T1">Note Length</text:span></text:p>
          </draw:text-box>
        </draw:frame>
        <draw:frame draw:style-name="gr10" draw:text-style-name="P5" xml:id="id29" draw:id="id29" draw:layer="layout" svg:width="2.873cm" svg:height="1.039cm" svg:x="7.618cm" svg:y="9.476cm">
          <draw:text-box>
            <text:p text:style-name="P3"><text:span text:style-name="T1">Zoom</text:span></text:p>
            <text:p text:style-name="P3"><text:span text:style-name="T1">(pixels-to-ticks)</text:span></text:p>
          </draw:text-box>
        </draw:frame>
        <draw:frame draw:style-name="gr11" draw:text-style-name="P5" draw:layer="layout" svg:width="2.081cm" svg:height="1.039cm" svg:x="9.753cm" svg:y="13.336cm">
          <draw:text-box>
            <text:p text:style-name="P3"><text:span text:style-name="T1">Key of</text:span></text:p>
            <text:p text:style-name="P3"><text:span text:style-name="T1">Sequence</text:span></text:p>
          </draw:text-box>
        </draw:frame>
        <draw:frame draw:style-name="gr12" draw:text-style-name="P5" xml:id="id30" draw:id="id30" draw:layer="layout" svg:width="1.692cm" svg:height="1.039cm" svg:x="11.718cm" svg:y="9.476cm">
          <draw:text-box>
            <text:p text:style-name="P3"><text:span text:style-name="T1">Musical</text:span></text:p>
            <text:p text:style-name="P3"><text:span text:style-name="T1">Scale</text:span></text:p>
          </draw:text-box>
        </draw:frame>
        <draw:frame draw:style-name="gr13" draw:text-style-name="P5" xml:id="id32" draw:id="id32" draw:layer="layout" svg:width="2.377cm" svg:height="1.039cm" svg:x="14.453cm" svg:y="13.336cm">
          <draw:text-box>
            <text:p text:style-name="P3"><text:span text:style-name="T1">Background</text:span></text:p>
            <text:p text:style-name="P3"><text:span text:style-name="T1">Sequence</text:span></text:p>
          </draw:text-box>
        </draw:frame>
        <draw:frame draw:style-name="gr14" draw:text-style-name="P5" xml:id="id31" draw:id="id31" draw:layer="layout" svg:width="2.238cm" svg:height="1.039cm" svg:x="17.318cm" svg:y="9.476cm">
          <draw:text-box>
            <text:p text:style-name="P3"><text:span text:style-name="T1">Chord</text:span></text:p>
            <text:p text:style-name="P3"><text:span text:style-name="T1">Generation</text:span></text:p>
          </draw:text-box>
        </draw:frame>
        <draw:connector draw:style-name="gr15" draw:text-style-name="P6" draw:layer="layout" draw:line-skew="-0.355cm" svg:x1="1.623cm" svg:y1="10.318cm" svg:x2="1.401cm" svg:y2="11.692cm" draw:start-shape="id23" draw:start-glue-point="2" svg:d="M1623 10318v582h-222v792" svg:viewBox="0 0 223 1375">
          <text:p/>
        </draw:connector>
        <draw:connector draw:style-name="gr15" draw:text-style-name="P6" draw:layer="layout" draw:line-skew="-0.356cm" svg:x1="2.623cm" svg:y1="10.318cm" svg:x2="2.036cm" svg:y2="11.692cm" draw:start-shape="id24" draw:start-glue-point="2" svg:d="M2623 10318v581h-587v793" svg:viewBox="0 0 588 1375">
          <text:p/>
        </draw:connector>
        <draw:connector draw:style-name="gr15" draw:text-style-name="P6" draw:layer="layout" draw:line-skew="0.278cm" svg:x1="2.323cm" svg:y1="13.336cm" svg:x2="2.653cm" svg:y2="12.28cm" draw:start-shape="id25" draw:start-glue-point="0" svg:d="M2323 13336v-500h330v-556" svg:viewBox="0 0 331 1057">
          <text:p/>
        </draw:connector>
        <draw:connector draw:style-name="gr15" draw:text-style-name="P6" draw:layer="layout" draw:line-skew="0.279cm" svg:x1="3.914cm" svg:y1="13.533cm" svg:x2="3.153cm" svg:y2="12.278cm" draw:start-shape="id26" draw:start-glue-point="0" svg:d="M3914 13533v-598h-761v-657" svg:viewBox="0 0 762 1256">
          <text:p/>
        </draw:connector>
        <draw:connector draw:style-name="gr15" draw:text-style-name="P6" draw:layer="layout" draw:line-skew="-0.229cm" svg:x1="5.495cm" svg:y1="10.447cm" svg:x2="4.74cm" svg:y2="11.692cm" draw:start-shape="id27" draw:start-glue-point="2" svg:d="M5495 10447v644h-755v601" svg:viewBox="0 0 756 1246">
          <text:p/>
        </draw:connector>
        <draw:connector draw:style-name="gr15" draw:text-style-name="P6" draw:layer="layout" draw:line-skew="0.266cm" svg:x1="7.158cm" svg:y1="13.533cm" svg:x2="6.728cm" svg:y2="12.267cm" draw:start-shape="id28" draw:start-glue-point="0" svg:d="M7158 13533v-617h-430v-649" svg:viewBox="0 0 431 1267">
          <text:p/>
        </draw:connector>
        <draw:connector draw:style-name="gr15" draw:text-style-name="P6" draw:layer="layout" draw:line-skew="0.261cm" svg:x1="7.158cm" svg:y1="13.533cm" svg:x2="7.624cm" svg:y2="12.278cm" draw:start-shape="id28" draw:start-glue-point="0" svg:d="M7158 13533v-616h466v-639" svg:viewBox="0 0 467 1256">
          <text:p/>
        </draw:connector>
        <draw:connector draw:style-name="gr15" draw:text-style-name="P6" draw:layer="layout" draw:line-skew="-0.249cm" svg:x1="9.054cm" svg:y1="10.515cm" svg:x2="8.584cm" svg:y2="11.692cm" draw:start-shape="id29" draw:start-glue-point="2" svg:d="M9054 10515v590h-470v587" svg:viewBox="0 0 471 1178">
          <text:p/>
        </draw:connector>
        <draw:connector draw:style-name="gr15" draw:text-style-name="P6" draw:layer="layout" draw:line-skew="-0.249cm" svg:x1="9.054cm" svg:y1="10.515cm" svg:x2="9.369cm" svg:y2="11.692cm" draw:start-shape="id29" draw:start-glue-point="2" svg:d="M9054 10515v590h315v587" svg:viewBox="0 0 316 1178">
          <text:p/>
        </draw:connector>
        <draw:connector draw:style-name="gr15" draw:text-style-name="P6" draw:layer="layout" draw:line-skew="-0.194cm" svg:x1="12.564cm" svg:y1="10.515cm" svg:x2="11.889cm" svg:y2="11.692cm" draw:start-shape="id30" draw:start-glue-point="2" svg:d="M12564 10515v645h-675v532" svg:viewBox="0 0 676 1178">
          <text:p/>
        </draw:connector>
        <draw:connector draw:style-name="gr15" draw:text-style-name="P6" draw:layer="layout" draw:line-skew="-0.194cm" svg:x1="12.564cm" svg:y1="10.515cm" svg:x2="13.294cm" svg:y2="11.692cm" draw:start-shape="id30" draw:start-glue-point="2" svg:d="M12564 10515v645h730v532" svg:viewBox="0 0 731 1178">
          <text:p/>
        </draw:connector>
        <draw:connector draw:style-name="gr15" draw:text-style-name="P6" draw:layer="layout" draw:line-skew="-0.194cm" svg:x1="18.437cm" svg:y1="10.515cm" svg:x2="18.01cm" svg:y2="11.692cm" draw:start-shape="id31" draw:start-glue-point="2" svg:d="M18437 10515v645h-427v532" svg:viewBox="0 0 428 1178">
          <text:p/>
        </draw:connector>
        <draw:connector draw:style-name="gr15" draw:text-style-name="P6" draw:layer="layout" draw:line-skew="-0.199cm" svg:x1="18.437cm" svg:y1="10.515cm" svg:x2="18.882cm" svg:y2="11.702cm" draw:start-shape="id31" draw:start-glue-point="2" svg:d="M18437 10515v645h445v542" svg:viewBox="0 0 446 1188">
          <text:p/>
        </draw:connector>
        <draw:connector draw:style-name="gr15" draw:text-style-name="P6" draw:layer="layout" draw:line-skew="0.229cm" svg:x1="10.793cm" svg:y1="13.386cm" svg:x2="10.558cm" svg:y2="12.278cm" svg:d="M10793 13386v-575h-235v-533" svg:viewBox="0 0 236 1109">
          <text:p/>
        </draw:connector>
        <draw:connector draw:style-name="gr15" draw:text-style-name="P6" draw:layer="layout" draw:line-skew="0.234cm" svg:x1="10.793cm" svg:y1="13.386cm" svg:x2="11.066cm" svg:y2="12.267cm" svg:d="M10793 13386v-575h273v-544" svg:viewBox="0 0 274 1120">
          <text:p/>
        </draw:connector>
        <draw:connector draw:style-name="gr15" draw:text-style-name="P6" draw:layer="layout" draw:line-skew="0.229cm" svg:x1="15.641cm" svg:y1="13.336cm" svg:x2="14.98cm" svg:y2="12.278cm" draw:start-shape="id32" draw:start-glue-point="0" svg:d="M15641 13336v-550h-661v-508" svg:viewBox="0 0 662 1059">
          <text:p/>
        </draw:connector>
        <draw:connector draw:style-name="gr15" draw:text-style-name="P6" draw:layer="layout" draw:line-skew="0.221cm" svg:x1="15.641cm" svg:y1="13.336cm" svg:x2="16.377cm" svg:y2="12.293cm" draw:start-shape="id32" draw:start-glue-point="0" svg:d="M15641 13336v-550h736v-493" svg:viewBox="0 0 737 1044">
          <text:p/>
        </draw:connector>
        <draw:frame draw:style-name="gr27" draw:text-style-name="P10" xml:id="id33" draw:id="id33" draw:layer="layout" svg:width="2.081cm" svg:height="0.903cm" svg:x="3.032cm" svg:y="9.544cm">
          <draw:text-box>
            <text:p text:style-name="P9"><text:span text:style-name="T1">Follow</text:span></text:p>
            <text:p text:style-name="P9"><text:span text:style-name="T1">Progress</text:span></text:p>
          </draw:text-box>
        </draw:frame>
        <draw:connector draw:style-name="gr15" draw:text-style-name="P6" draw:layer="layout" draw:line-skew="-0.392cm" svg:x1="4.072cm" svg:y1="10.447cm" svg:x2="3.766cm" svg:y2="11.692cm" draw:start-shape="id33" svg:d="M4072 10447v481h-306v764" svg:viewBox="0 0 307 1246">
          <text:p/>
        </draw:connector>
        <draw:connector draw:style-name="gr15" draw:text-style-name="P6" draw:layer="layout" draw:line-skew="-0.231cm" svg:x1="5.495cm" svg:y1="10.447cm" svg:x2="5.844cm" svg:y2="11.692cm" draw:start-shape="id27" draw:start-glue-point="2" svg:d="M5495 10447v642h349v603" svg:viewBox="0 0 350 1246">
          <text:p/>
        </draw:connector>
        <draw:frame draw:style-name="gr28" draw:text-style-name="P8" xml:id="id34" draw:id="id34" draw:layer="layout" svg:width="3.292cm" svg:height="0.986cm" svg:x="10.257cm" svg:y="0.522cm">
          <draw:text-box>
            <text:p text:style-name="P7"><text:span text:style-name="T1">Sequence Dumps</text:span></text:p>
            <text:p text:style-name="P7"><text:span text:style-name="T1">Data to MIDI Bus</text:span></text:p>
          </draw:text-box>
        </draw:frame>
        <draw:connector draw:style-name="gr15" draw:text-style-name="P6" draw:layer="layout" draw:line-skew="-0.429cm" svg:x1="11.903cm" svg:y1="1.508cm" svg:x2="12.978cm" svg:y2="2.892cm" draw:start-shape="id34" draw:start-glue-point="2" svg:d="M11903 1508v513h1075v871" svg:viewBox="0 0 1076 1385">
          <text:p/>
        </draw:connector>
        <draw:frame draw:style-name="gr28" draw:text-style-name="P8" xml:id="id35" draw:id="id35" draw:layer="layout" svg:width="3.55cm" svg:height="0.986cm" svg:x="10.257cm" svg:y="4.822cm">
          <draw:text-box>
            <text:p text:style-name="P7"><text:span text:style-name="T1">Incoming Data</text:span></text:p>
            <text:p text:style-name="P7"><text:span text:style-name="T1">MIDI Pass-Through</text:span></text:p>
          </draw:text-box>
        </draw:frame>
        <draw:connector draw:style-name="gr29" draw:text-style-name="P2" draw:layer="layout" svg:x1="12.032cm" svg:y1="4.822cm" svg:x2="14.85cm" svg:y2="3.578cm" draw:start-shape="id35" draw:start-glue-point="0" draw:end-shape="id36" draw:end-glue-point="4" svg:d="M12032 4822v-622h2818v-622" svg:viewBox="0 0 2819 1245">
          <text:p/>
        </draw:connector>
        <draw:frame draw:style-name="gr30" draw:text-style-name="P8" draw:layer="layout" svg:width="2.475cm" svg:height="0.986cm" svg:x="14.057cm" svg:y="0.522cm">
          <draw:text-box>
            <text:p text:style-name="P7"><text:span text:style-name="T1">Record MIDI</text:span></text:p>
            <text:p text:style-name="P7"><text:span text:style-name="T1">Data</text:span></text:p>
          </draw:text-box>
        </draw:frame>
        <draw:connector draw:style-name="gr15" draw:text-style-name="P6" draw:layer="layout" draw:line-skew="-0.429cm" svg:x1="15.278cm" svg:y1="1.508cm" svg:x2="16.353cm" svg:y2="2.892cm" svg:d="M15278 1508v513h1075v871" svg:viewBox="0 0 1076 1385">
          <text:p/>
        </draw:connector>
        <draw:frame draw:style-name="gr31" draw:text-style-name="P8" xml:id="id37" draw:id="id37" draw:layer="layout" svg:width="2.102cm" svg:height="0.986cm" svg:x="16.458cm" svg:y="0.522cm">
          <draw:text-box>
            <text:p text:style-name="P7"><text:span text:style-name="T1">Quantized</text:span></text:p>
            <text:p text:style-name="P7"><text:span text:style-name="T1">Record</text:span></text:p>
          </draw:text-box>
        </draw:frame>
        <draw:connector draw:style-name="gr15" draw:text-style-name="P6" draw:layer="layout" draw:line-skew="-0.434cm" svg:x1="17.509cm" svg:y1="1.508cm" svg:x2="17.728cm" svg:y2="2.892cm" draw:start-shape="id37" draw:start-glue-point="2" svg:d="M17509 1508v508h219v876" svg:viewBox="0 0 220 1385">
          <text:p/>
        </draw:connector>
        <draw:frame draw:style-name="gr28" draw:text-style-name="P8" xml:id="id38" draw:id="id38" draw:layer="layout" svg:width="3.296cm" svg:height="1.229cm" svg:x="14.585cm" svg:y="4.822cm">
          <draw:text-box>
            <text:p text:style-name="P7"><text:span text:style-name="T1">Merge, Overwrite,</text:span></text:p>
            <text:p text:style-name="P7"><text:span text:style-name="T1">Or Expand Loop</text:span></text:p>
            <text:p text:style-name="P7"><text:span text:style-name="T1">Recording</text:span></text:p>
          </draw:text-box>
        </draw:frame>
        <draw:connector draw:style-name="gr29" draw:text-style-name="P2" draw:layer="layout" draw:line-skew="0.352cm" svg:x1="16.233cm" svg:y1="4.822cm" svg:x2="19.178cm" svg:y2="3.578cm" draw:start-shape="id38" draw:start-glue-point="0" svg:d="M16233 4822v-520h2945v-724" svg:viewBox="0 0 2946 1245">
          <text:p/>
        </draw:connector>
        <draw:frame draw:style-name="gr31" draw:text-style-name="P8" xml:id="id39" draw:id="id39" draw:layer="layout" svg:width="2.102cm" svg:height="0.986cm" svg:x="18.558cm" svg:y="0.522cm">
          <draw:text-box>
            <text:p text:style-name="P7"><text:span text:style-name="T1">Recording</text:span></text:p>
            <text:p text:style-name="P7"><text:span text:style-name="T1">Volume</text:span></text:p>
          </draw:text-box>
        </draw:frame>
        <draw:connector draw:style-name="gr15" draw:text-style-name="P6" draw:layer="layout" draw:line-skew="-0.434cm" svg:x1="19.609cm" svg:y1="1.508cm" svg:x2="20.228cm" svg:y2="2.892cm" draw:start-shape="id39" draw:start-glue-point="2" svg:d="M19609 1508v508h619v876" svg:viewBox="0 0 620 13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1T06:15:40.249519582</meta:creation-date>
    <dc:date>2017-11-26T17:48:10.927300747</dc:date>
    <meta:editing-duration>PT2H6M4S</meta:editing-duration>
    <meta:editing-cycles>23</meta:editing-cycles>
    <meta:generator>LibreOffice/5.4.3.2$Linux_X86_64 LibreOffice_project/40m0$Build-2</meta:generator>
    <meta:document-statistic meta:object-count="109"/>
  </office:meta>
</office:document-meta>
</file>